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b1ab2"/>
    </style:style>
    <style:style style:name="T2" style:family="text">
      <style:text-properties officeooo:rsid="000b8ad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Plan for Testing Amazon.in</text:h>
      <text:h text:style-name="Heading_20_2" text:outline-level="2">Table of Contents</text:h>
      <text:list xml:id="list2499887552" text:style-name="L1">
        <text:list-item>
          <text:p text:style-name="P2">Introduction</text:p>
        </text:list-item>
        <text:list-item>
          <text:p text:style-name="P2">Objectives</text:p>
        </text:list-item>
        <text:list-item>
          <text:p text:style-name="P2">Scope</text:p>
        </text:list-item>
        <text:list-item>
          <text:p text:style-name="P2">Test Strategy</text:p>
        </text:list-item>
        <text:list-item>
          <text:p text:style-name="P2">Test Environment</text:p>
        </text:list-item>
        <text:list-item>
          <text:p text:style-name="P2">Test Deliverables</text:p>
        </text:list-item>
        <text:list-item>
          <text:p text:style-name="P2">Test Schedule</text:p>
        </text:list-item>
        <text:list-item>
          <text:p text:style-name="P2">Test Cases</text:p>
        </text:list-item>
        <text:list-item>
          <text:p text:style-name="P2">Defect Reporting</text:p>
        </text:list-item>
        <text:list-item>
          <text:p text:style-name="P2">Risks and Mitigation</text:p>
        </text:list-item>
        <text:list-item>
          <text:p text:style-name="P2">Test Summary</text:p>
        </text:list-item>
        <text:list-item>
          <text:p text:style-name="P1">Approval</text:p>
        </text:list-item>
      </text:list>
      <text:h text:style-name="Heading_20_2" text:outline-level="2">1. Introduction</text:h>
      <text:p text:style-name="Text_20_body">This test plan outlines the testing approach for Amazon.in, the popular e-commerce website. The goal of testing is to ensure the website functions correctly, meets user expectations, and provides a seamless shopping experience.</text:p>
      <text:h text:style-name="Heading_20_2" text:outline-level="2">2. Objectives</text:h>
      <text:p text:style-name="Text_20_body">The main objectives of testing Amazon.in are as follows:</text:p>
      <text:list xml:id="list2097061904" text:style-name="L2">
        <text:list-item>
          <text:p text:style-name="P4">Validate the core functionalities such as search, product listing, and checkout process.</text:p>
        </text:list-item>
        <text:list-item>
          <text:p text:style-name="P4">Verify website responsiveness across various devices and browsers.</text:p>
        </text:list-item>
        <text:list-item>
          <text:p text:style-name="P4">Test the security of user information and transactions.</text:p>
        </text:list-item>
        <text:list-item>
          <text:p text:style-name="P4">Evaluate performance and scalability under different load conditions.</text:p>
        </text:list-item>
        <text:list-item>
          <text:p text:style-name="P3">Ensure compatibility with various operating systems and devices.</text:p>
        </text:list-item>
      </text:list>
      <text:h text:style-name="Heading_20_2" text:outline-level="2">3. Scope</text:h>
      <text:p text:style-name="Text_20_body">The test scope includes but is not limited to the following areas:</text:p>
      <text:list xml:id="list3918731291" text:style-name="L3">
        <text:list-item>
          <text:p text:style-name="P6">Homepage and navigation</text:p>
        </text:list-item>
        <text:list-item>
          <text:p text:style-name="P6">Product search and filtering</text:p>
        </text:list-item>
        <text:list-item>
          <text:p text:style-name="P6">Product details and reviews</text:p>
        </text:list-item>
        <text:list-item>
          <text:p text:style-name="P6">Shopping cart and checkout process</text:p>
        </text:list-item>
        <text:list-item>
          <text:p text:style-name="P6">User registration and login</text:p>
        </text:list-item>
        <text:list-item>
          <text:p text:style-name="P6">Payment gateway integration</text:p>
        </text:list-item>
        <text:list-item>
          <text:p text:style-name="P6">Account settings and preferences</text:p>
        </text:list-item>
        <text:list-item>
          <text:p text:style-name="P6">Website responsiveness</text:p>
        </text:list-item>
        <text:list-item>
          <text:p text:style-name="P6">Performance under normal and peak load conditions</text:p>
        </text:list-item>
        <text:list-item>
          <text:p text:style-name="P5"><text:soft-page-break/>Security measures</text:p>
        </text:list-item>
      </text:list>
      <text:h text:style-name="Heading_20_2" text:outline-level="2">4. Test Strategy</text:h>
      <text:p text:style-name="Text_20_body">The testing will follow a combination of manual and automated approaches. Manual testing will be used for functional, security, and usability aspects. Automated testing will focus on repetitive tasks and performance testing.</text:p>
      <text:h text:style-name="Heading_20_2" text:outline-level="2">5. Test Environment</text:h>
      <text:p text:style-name="Text_20_body">The test environment will consist of the following components:</text:p>
      <text:list xml:id="list2299390147" text:style-name="L4">
        <text:list-item>
          <text:p text:style-name="P8">Operating Systems: Windows, macOS, Android, iOS</text:p>
        </text:list-item>
        <text:list-item>
          <text:p text:style-name="P8">Browsers: Chrome, Firefox, Safari, Edge</text:p>
        </text:list-item>
        <text:list-item>
          <text:p text:style-name="P8">Devices: Desktop, laptop, tablet, smartphone</text:p>
        </text:list-item>
        <text:list-item>
          <text:p text:style-name="P8">Automation Tools: Selenium WebDriver, JUnit, TestNG</text:p>
        </text:list-item>
        <text:list-item>
          <text:p text:style-name="P7">Performance Testing Tool: JMeter</text:p>
        </text:list-item>
      </text:list>
      <text:h text:style-name="Heading_20_2" text:outline-level="2">6. Test Deliverables</text:h>
      <text:p text:style-name="Text_20_body">The test deliverables include the following:</text:p>
      <text:list xml:id="list4188254027" text:style-name="L5">
        <text:list-item>
          <text:p text:style-name="P10">Test cases and test scripts</text:p>
        </text:list-item>
        <text:list-item>
          <text:p text:style-name="P10">Defect reports</text:p>
        </text:list-item>
        <text:list-item>
          <text:p text:style-name="P9">Test summary report</text:p>
        </text:list-item>
      </text:list>
      <text:h text:style-name="Heading_20_2" text:outline-level="2">7. Test Schedule</text:h>
      <text:p text:style-name="Text_20_body">The testing phase is expected to be conducted over a period of <text:span text:style-name="T2">12</text:span> weeks, with specific milestones for different types of testing.</text:p>
      <text:h text:style-name="Heading_20_2" text:outline-level="2">8. Test Cases</text:h>
      <text:p text:style-name="Text_20_body">A comprehensive set of test cases will be designed to cover all functionalities and scenarios, including positive and negative test cases.</text:p>
      <text:h text:style-name="Heading_20_2" text:outline-level="2">9. Defect Reporting</text:h>
      <text:p text:style-name="Text_20_body">Defects will be reported using a standard defect reporting format, including information such as steps to reproduce, severity, and priority.</text:p>
      <text:h text:style-name="Heading_20_2" text:outline-level="2">10. Risks and Mitigation</text:h>
      <text:p text:style-name="Text_20_body">Potential risks, such as server downtime or security breaches, will be identified, and mitigation strategies will be outlined to minimize their impact.</text:p>
      <text:h text:style-name="Heading_20_2" text:outline-level="2"><text:soft-page-break/>11. Test Summary</text:h>
      <text:p text:style-name="Text_20_body">A test summary report will be generated, summarizing the testing process, outcomes, and key metrics. This report will be shared with stakeholders.</text:p>
      <text:h text:style-name="Heading_20_2" text:outline-level="2">12. Approval</text:h>
      <text:p text:style-name="Text_20_body">This test plan requires approval from all relevant stakeholders before the testing phase begins.</text:p>
      <text:p text:style-name="Text_20_body">Signature: ________________________ Date: ____________________________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9:49:11.731615352</meta:creation-date>
    <dc:date>2023-07-24T09:55:17.455510017</dc:date>
    <meta:editing-duration>PT6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441" meta:character-count="2891" meta:non-whitespace-character-count="2547"/>
  </office:meta>
</office:document-meta>
</file>